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333in" fo:margin-left="-0.0167in" fo:margin-right="0.0083in" table:align="margins"/>
    </style:style>
    <style:style style:name="Table1.A" style:family="table-column">
      <style:table-column-properties style:column-width="0.0722in" style:rel-column-width="104*"/>
    </style:style>
    <style:style style:name="Table1.B" style:family="table-column">
      <style:table-column-properties style:column-width="3.4792in" style:rel-column-width="5010*"/>
    </style:style>
    <style:style style:name="Table1.C" style:family="table-column">
      <style:table-column-properties style:column-width="0.0944in" style:rel-column-width="136*"/>
    </style:style>
    <style:style style:name="Table1.D" style:family="table-column">
      <style:table-column-properties style:column-width="1.5417in" style:rel-column-width="2220*"/>
    </style:style>
    <style:style style:name="Table1.E" style:family="table-column">
      <style:table-column-properties style:column-width="1.1972in" style:rel-column-width="1724*"/>
    </style:style>
    <style:style style:name="Table1.F" style:family="table-column">
      <style:table-column-properties style:column-width="0.5486in" style:rel-column-width="790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29in" fo:margin-left="-0.0063in" fo:margin-right="0.0083in" table:align="margins"/>
    </style:style>
    <style:style style:name="Table2.A" style:family="table-column">
      <style:table-column-properties style:column-width="0.0625in" style:rel-column-width="591*"/>
    </style:style>
    <style:style style:name="Table2.B" style:family="table-column">
      <style:table-column-properties style:column-width="3.3993in" style:rel-column-width="32176*"/>
    </style:style>
    <style:style style:name="Table2.C" style:family="table-column">
      <style:table-column-properties style:column-width="0.0799in" style:rel-column-width="759*"/>
    </style:style>
    <style:style style:name="Table2.D" style:family="table-column">
      <style:table-column-properties style:column-width="2.8333in" style:rel-column-width="26821*"/>
    </style:style>
    <style:style style:name="Table2.E" style:family="table-column">
      <style:table-column-properties style:column-width="0.5479in" style:rel-column-width="5188*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1.4403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0.0521in" style:rel-column-width="492*"/>
    </style:style>
    <style:style style:name="Table7.B" style:family="table-column">
      <style:table-column-properties style:column-width="3.4118in" style:rel-column-width="32275*"/>
    </style:style>
    <style:style style:name="Table7.C" style:family="table-column">
      <style:table-column-properties style:column-width="0.0674in" style:rel-column-width="640*"/>
    </style:style>
    <style:style style:name="Table7.D" style:family="table-column">
      <style:table-column-properties style:column-width="2.8438in" style:rel-column-width="26903*"/>
    </style:style>
    <style:style style:name="Table7.E" style:family="table-column">
      <style:table-column-properties style:column-width="0.5521in" style:rel-column-width="5225*"/>
    </style:style>
    <style:style style:name="Table5" style:family="table">
      <style:table-properties style:width="6.9229in" fo:margin-left="-0.0063in" fo:margin-right="0.0083in" table:align="margins"/>
    </style:style>
    <style:style style:name="Table5.A" style:family="table-column">
      <style:table-column-properties style:column-width="0.0625in" style:rel-column-width="591*"/>
    </style:style>
    <style:style style:name="Table5.B" style:family="table-column">
      <style:table-column-properties style:column-width="3.3993in" style:rel-column-width="32176*"/>
    </style:style>
    <style:style style:name="Table5.C" style:family="table-column">
      <style:table-column-properties style:column-width="0.0799in" style:rel-column-width="759*"/>
    </style:style>
    <style:style style:name="Table5.D" style:family="table-column">
      <style:table-column-properties style:column-width="2.8333in" style:rel-column-width="26821*"/>
    </style:style>
    <style:style style:name="Table5.E" style:family="table-column">
      <style:table-column-properties style:column-width="0.5479in" style:rel-column-width="5188*"/>
    </style:style>
    <style:style style:name="Table5.A1" style:family="table-cell">
      <style:table-cell-properties fo:padding="0in" fo:border="none"/>
    </style:style>
    <style:style style:name="Table5.11" style:family="table-row">
      <style:table-row-properties style:min-row-height="0.0097in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1.8in" style:rel-column-width="17029*"/>
    </style:style>
    <style:style style:name="Table3.C" style:family="table-column">
      <style:table-column-properties style:column-width="2.8333in" style:rel-column-width="26805*"/>
    </style:style>
    <style:style style:name="Table3.D" style:family="table-column">
      <style:table-column-properties style:column-width="0.5625in" style:rel-column-width="5323*"/>
    </style:style>
    <style:style style:name="P1" style:family="paragraph" style:parent-style-name="Table_20_Contents">
      <style:text-properties fo:color="#008000"/>
    </style:style>
    <style:style style:name="P2" style:family="paragraph" style:parent-style-name="Heading_20_2">
      <style:paragraph-properties fo:text-align="end" style:justify-single-word="false"/>
    </style:style>
    <style:style style:name="P3" style:family="paragraph" style:parent-style-name="Text_20_body">
      <style:text-properties fo:font-size="24pt" style:font-size-asian="24pt" style:font-size-complex="24pt"/>
    </style:style>
    <style:style style:name="P4" style:family="paragraph" style:parent-style-name="Text_20_body" style:list-style-name="L19"/>
    <style:style style:name="P5" style:family="paragraph" style:parent-style-name="Text_20_body" style:list-style-name="L20"/>
    <style:style style:name="P6" style:family="paragraph" style:parent-style-name="Text_20_body" style:list-style-name="L21"/>
    <style:style style:name="P7" style:family="paragraph" style:parent-style-name="Text_20_body" style:list-style-name="L22"/>
    <style:style style:name="P8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9" style:family="paragraph" style:parent-style-name="Text_20_body" style:list-style-name="L22">
      <style:paragraph-properties fo:margin-left="0.9846in" fo:margin-right="0in" fo:text-indent="-0.25in" style:auto-text-indent="false"/>
    </style:style>
    <style:style style:name="P10" style:family="paragraph" style:parent-style-name="Text_20_body" style:list-style-name="L21">
      <style:paragraph-properties fo:margin-left="0.4925in" fo:margin-right="0in" fo:text-indent="-0.25in" style:auto-text-indent="false"/>
    </style:style>
    <style:style style:name="P11" style:family="paragraph" style:list-style-name="L7"/>
    <style:style style:name="P12" style:family="paragraph" style:parent-style-name="Table_20_Contents" style:list-style-name="L1"/>
    <style:style style:name="P13" style:family="paragraph" style:parent-style-name="Table_20_Contents" style:list-style-name="L2"/>
    <style:style style:name="P14" style:family="paragraph" style:parent-style-name="Table_20_Contents" style:list-style-name="L3"/>
    <style:style style:name="P15" style:family="paragraph" style:parent-style-name="Table_20_Contents" style:list-style-name="L4"/>
    <style:style style:name="P16" style:family="paragraph" style:parent-style-name="Table_20_Contents" style:list-style-name="L5"/>
    <style:style style:name="P17" style:family="paragraph" style:parent-style-name="Table_20_Contents" style:list-style-name="L6"/>
    <style:style style:name="P18" style:family="paragraph" style:parent-style-name="Table_20_Contents" style:list-style-name="L7"/>
    <style:style style:name="P19" style:family="paragraph" style:parent-style-name="Table_20_Contents" style:list-style-name="L8"/>
    <style:style style:name="P20" style:family="paragraph" style:parent-style-name="Table_20_Contents" style:list-style-name="L9"/>
    <style:style style:name="P21" style:family="paragraph" style:parent-style-name="Table_20_Contents" style:list-style-name="L10"/>
    <style:style style:name="P22" style:family="paragraph" style:parent-style-name="Table_20_Contents" style:list-style-name="L11"/>
    <style:style style:name="P23" style:family="paragraph" style:parent-style-name="Table_20_Contents" style:list-style-name="L12"/>
    <style:style style:name="P24" style:family="paragraph" style:parent-style-name="Table_20_Contents" style:list-style-name="L13"/>
    <style:style style:name="P25" style:family="paragraph" style:parent-style-name="Table_20_Contents" style:list-style-name="L14"/>
    <style:style style:name="P26" style:family="paragraph" style:parent-style-name="Table_20_Contents" style:list-style-name="L15"/>
    <style:style style:name="P27" style:family="paragraph" style:parent-style-name="Table_20_Contents" style:list-style-name="L16"/>
    <style:style style:name="P28" style:family="paragraph" style:parent-style-name="Table_20_Contents" style:list-style-name="L17">
      <style:text-properties fo:font-style="italic" style:font-style-asian="italic" style:font-style-complex="italic"/>
    </style:style>
    <style:style style:name="P29" style:family="paragraph" style:parent-style-name="Table_20_Contents" style:list-style-name="L18"/>
    <style:style style:name="P30" style:family="paragraph" style:parent-style-name="Table_20_Contents">
      <style:text-properties fo:color="#008000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margin-top="0in" fo:margin-bottom="0.0799in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/>
    </style:style>
    <style:style style:name="T3" style:family="text">
      <style:text-properties fo:font-size="10.5pt"/>
    </style:style>
    <style:style style:name="T4" style:family="text">
      <style:text-properties style:font-size-asian="10.5pt"/>
    </style:style>
    <style:style style:name="T5" style:family="text">
      <style:text-properties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Sample Tracking - Requirements and Compon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h text:style-name="Heading_20_2" text:outline-level="2">E1: Programmatic Issue Creation</text:h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2" text:outline-level="2">Issue Creator</text:h>
          </table:table-cell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2081134356" text:style-name="L1">
              <text:list-item>
                <text:p text:style-name="P12">Create from CSV file</text:p>
              </text:list-item>
            </text:list>
            <text:list xml:id="list1137127103" text:style-name="L2">
              <text:list-item>
                <text:p text:style-name="P13">Create from Fl/Rurp</text:p>
              </text:list-item>
            </text:list>
          </table:table-cell>
          <table:table-cell table:style-name="Table1.A1" table:number-columns-spanned="3" office:value-type="string">
            <text:p text:style-name="P1">CLI, JiraCLI </text:p>
            <text:p text:style-name="P1">Fl/Rurp integration (Code examined)</text:p>
          </table:table-cell>
          <table:covered-table-cell/>
          <table:covered-table-cell/>
          <table:table-cell table:style-name="Table1.A1" office:value-type="string">
            <text:p text:style-name="P1">Part Done</text:p>
          </table:table-cell>
        </table:table-row>
        <table:table-row>
          <table:table-cell table:style-name="Table1.A1" table:number-columns-spanned="6" office:value-type="string">
            <text:h text:style-name="Heading_20_2" text:outline-level="2">E4: Transition Workflow from External Program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537255815" text:style-name="L3">
              <text:list-item>
                <text:p text:style-name="P14">CLI First</text:p>
              </text:list-item>
              <text:list-item>
                <text:p text:style-name="P14">Create better search tools to allow this to be done via bulk tools.</text:p>
              </text:list-item>
            </text:list>
          </table:table-cell>
          <table:table-cell table:style-name="Table1.A1" table:number-columns-spanned="3" office:value-type="string">
            <text:p text:style-name="P1">CLI, JiraCLI</text:p>
          </table:table-cell>
          <table:covered-table-cell/>
          <table:covered-table-cell/>
          <table:table-cell table:style-name="Table1.A1" office:value-type="string">
            <text:p text:style-name="P1">Part Done</text:p>
          </table:table-cell>
        </table:table-row>
        <table:table-row>
          <table:table-cell table:style-name="Table1.A1" table:number-columns-spanned="4" office:value-type="string">
            <text:h text:style-name="Heading_20_2" text:outline-level="2">E5: Populate fields from Omnibus Id / Increment field</text:h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2" text:outline-level="2">Velocity Field</text:h>
          </table:table-cell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698658968" text:style-name="L4">
              <text:list-item>
                <text:p text:style-name="P15">Basic dynamic fields</text:p>
              </text:list-item>
              <text:list-item>
                <text:p text:style-name="P15">Re-use Velocity</text:p>
              </text:list-item>
            </text:list>
          </table:table-cell>
          <table:table-cell table:style-name="Table1.A1" table:number-columns-spanned="3" office:value-type="string">
            <text:p text:style-name="Table_20_Contents">See Velocity Custom Field</text:p>
          </table:table-cell>
          <table:covered-table-cell/>
          <table:covered-table-cell/>
          <table:table-cell table:style-name="Table1.A1" office:value-type="string">
            <text:p text:style-name="Table_20_Contents">POC</text:p>
          </table:table-cell>
        </table:table-row>
        <table:table-row>
          <table:table-cell table:style-name="Table1.A1" table:number-columns-spanned="3" office:value-type="string">
            <text:h text:style-name="Heading_20_2" text:outline-level="2">E7: Update DB value from workflow</text:h>
          </table:table-cell>
          <table:covered-table-cell/>
          <table:covered-table-cell/>
          <table:table-cell table:style-name="Table1.A1" table:number-columns-spanned="3" office:value-type="string">
            <text:h text:style-name="P2" text:outline-level="2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2040620003" text:style-name="L5">
              <text:list-item>
                <text:p text:style-name="P16">deprecated</text:p>
              </text:list-item>
              <text:list-item>
                <text:p text:style-name="P16">is_draft</text:p>
              </text:list-item>
              <text:list-item>
                <text:p text:style-name="P16">batch?</text:p>
              </text:list-item>
            </text:list>
          </table:table-cell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office:value-type="string">
            <text:p text:style-name="Table_20_Contents">Soon</text:p>
          </table:table-cell>
        </table:table-row>
        <table:table-row>
          <table:table-cell table:style-name="Table1.A1" table:number-columns-spanned="3" office:value-type="string">
            <text:h text:style-name="Heading_20_2" text:outline-level="2">E8: Block until all are in validation</text:h>
          </table:table-cell>
          <table:covered-table-cell/>
          <table:covered-table-cell/>
          <table:table-cell table:style-name="Table1.A1" table:number-columns-spanned="3" office:value-type="string">
            <text:h text:style-name="P2" text:outline-level="2">Workflow: Block until Batch Ready</text:h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1125702884" text:style-name="L6">
              <text:list-item>
                <text:p text:style-name="P17">Set flag when entering validation</text:p>
              </text:list-item>
              <text:list-item>
                <text:p text:style-name="P17">search for batch id &amp; flag</text:p>
              </text:list-item>
            </text:list>
          </table:table-cell>
          <table:table-cell table:style-name="Table1.A1" table:number-columns-spanned="3" office:value-type="string">
            <text:p text:style-name="Table_20_Contents">Requires building a programmatic search.</text:p>
          </table:table-cell>
          <table:covered-table-cell/>
          <table:covered-table-cell/>
          <table:table-cell table:style-name="Table1.A1" office:value-type="string">
            <text:p text:style-name="Table_20_Contents">Soon</text:p>
          </table:table-cell>
        </table:table-row>
        <table:table-row>
          <table:table-cell table:style-name="Table1.A1" table:number-columns-spanned="3" office:value-type="string">
            <text:h text:style-name="Heading_20_2" text:outline-level="2">E9: View DB value based on other fields / Synchronized db fields</text:h>
          </table:table-cell>
          <table:covered-table-cell/>
          <table:covered-table-cell/>
          <table:table-cell table:style-name="Table1.A1" table:number-columns-spanned="3" office:value-type="string">
            <text:h text:style-name="P2" text:outline-level="2">DB Plug-in</text:h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1245856860" text:style-name="L7">
              <text:list-item>
                <text:p text:style-name="P18">Synchronize Jira fields with the db</text:p>
              </text:list-item>
              <text:list-item>
                <text:p text:style-name="P18">Update Jira when the db updates</text:p>
              </text:list-item>
              <text:list-item>
                <text:p text:style-name="P18">Maintain Search</text:p>
              </text:list-item>
            </text:list>
          </table:table-cell>
          <table:table-cell table:style-name="Table1.A1" table:number-columns-spanned="3" office:value-type="string">
            <text:p text:style-name="Table_20_Contents">Initial work done</text:p>
          </table:table-cell>
          <table:covered-table-cell/>
          <table:covered-table-cell/>
          <table:table-cell table:style-name="Table1.A1" office:value-type="string">
            <text:p text:style-name="Table_20_Contents">Soonish</text:p>
          </table:table-cell>
        </table:table-row>
        <table:table-row>
          <table:table-cell table:style-name="Table1.A1" table:number-columns-spanned="2" office:value-type="string">
            <text:h text:style-name="Heading_20_2" text:outline-level="2">Ex: SubTask Comments</text:h>
          </table:table-cell>
          <table:covered-table-cell/>
          <table:table-cell table:style-name="Table1.A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ake SubTask Comments visible in the main task.</text:p>
            <text:list xml:id="list1669335731" text:continue-numbering="true" text:style-name="L7">
              <text:list-item>
                <text:p text:style-name="P18">re-direct comment form?</text:p>
              </text:list-item>
              <text:list-item>
                <text:p text:style-name="P18">display subtask comments in comments tab</text:p>
              </text:list-item>
            </text:list>
          </table:table-cell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h text:style-name="Heading_20_2" text:outline-level="2">Ex: Copy fields into sub-task on cre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list xml:id="list1888587270" text:continue-numbering="true" text:style-name="L7">
              <text:list-item>
                <text:p text:style-name="P18">When a sub-task is created it would be good if it contained copies of it's parents fields to allow search to return the sub-tasks</text:p>
              </text:list-item>
            </text:list>
          </table:table-cell>
          <table:table-cell table:style-name="Table1.A1" table:number-columns-spanned="3" office:value-type="string">
            <text:list xml:id="list1174837149" text:continue-numbering="true" text:style-name="L7">
              <text:list-item>
                <text:p text:style-name="P18">Listeners would allow synchronizing</text:p>
              </text:list-item>
              <text:list-item>
                <text:p text:style-name="P18">Atlassian-event Library</text:p>
              </text:list-item>
              <text:list-item>
                <text:p text:style-name="P18">IssueEvent</text:p>
              </text:list-item>
              <text:list-item>
                <text:p>com.atlassian.jira.event.type.EventType</text:p>
              </text:list-item>
              <text:list-item>
                <text:p text:style-name="P18">Workflow action for initial copy and registration of listener</text:p>
              </text:list-item>
            </text:list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h text:style-name="P31" text:outline-level="1">So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h text:style-name="Heading_20_2" text:outline-level="2">Search by BAC ID</text:h>
          </table:table-cell>
          <table:covered-table-cell/>
          <table:table-cell table:style-name="Table2.A1" table:number-columns-spanned="3" office:value-type="string">
            <text:h text:style-name="P2" text:outline-level="2">Search</text:h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list xml:id="list783220423" text:style-name="L8">
              <text:list-item>
                <text:p text:style-name="P19">The BAC ID needs to be added somewhere that JIRA searches</text:p>
              </text:list-item>
              <text:list-item>
                <text:p text:style-name="P19">Single matches should go straight to their page</text:p>
              </text:list-item>
              <text:list-item>
                <text:p text:style-name="P19">Avoid numbers only search being treated as a JIRA ID</text:p>
              </text:list-item>
            </text:list>
          </table:table-cell>
          <table:covered-table-cell/>
          <table:table-cell table:style-name="Table2.A1" office:value-type="string">
            <text:p text:style-name="Table_20_Contents">Single page return working</text:p>
          </table:table-cell>
          <table:table-cell table:style-name="Table2.A1" office:value-type="string">
            <text:p text:style-name="Table_20_Contents">Soon</text:p>
          </table:table-cell>
        </table:table-row>
        <table:table-row>
          <table:table-cell table:style-name="Table2.A1" table:number-columns-spanned="5" office:value-type="string">
            <text:h text:style-name="Heading_20_2" text:outline-level="2">Bulk Transition and Assig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list xml:id="list1255391278" text:style-name="L9">
              <text:list-item>
                <text:p text:style-name="P20">CLI wanted</text:p>
              </text:list-item>
              <text:list-item>
                <text:p text:style-name="P20">Provide GUI</text:p>
              </text:list-item>
            </text:list>
          </table:table-cell>
          <table:covered-table-cell/>
          <table:table-cell table:style-name="Table2.A1" office:value-type="string">
            <text:p text:style-name="Table_20_Contents">Bulk GUI already shows the transition screen. Add assignees to the transition?</text:p>
          </table:table-cell>
          <table:table-cell table:style-name="Table2.A1" office:value-type="string">
            <text:p text:style-name="Table_20_Contents">Soon</text:p>
          </table:table-cell>
        </table:table-row>
        <table:table-row>
          <table:table-cell table:style-name="Table2.A1" table:number-columns-spanned="5" office:value-type="string">
            <text:h text:style-name="Heading_20_2" text:outline-level="2">Select a range of sample numbers for bulk operation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office:value-type="string">
            <text:list xml:id="list920699188" text:style-name="L10">
              <text:list-item>
                <text:p text:style-name="P21">Add Sample Number</text:p>
              </text:list-item>
              <text:list-item>
                <text:p text:style-name="P21">Add to Search</text:p>
              </text:list-item>
              <text:list-item>
                <text:p text:style-name="P21">Document</text:p>
              </text:list-item>
            </text:list>
          </table:table-cell>
          <table:table-cell table:style-name="Table2.A1" office:value-type="string">
            <text:p text:style-name="Table_20_Contents">Soon</text:p>
          </table:table-cell>
        </table:table-row>
        <table:table-row>
          <table:table-cell table:style-name="Table2.A1" table:number-columns-spanned="5" office:value-type="string">
            <text:h text:style-name="Heading_20_2" text:outline-level="2">Migrate CTM data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>Front of the tech spec</text:p>
            <text:p text:style-name="Table_20_Contents">Separate into its own doc?</text:p>
          </table:table-cell>
          <table:covered-table-cell/>
          <table:table-cell table:style-name="Table2.A1" office:value-type="string">
            <text:p text:style-name="Table_20_Contents">Import function. 4.3 would allow sub-tasks to be used</text:p>
          </table:table-cell>
          <table:table-cell table:style-name="Table2.A1" office:value-type="string">
            <text:p text:style-name="Table_20_Contents">Soon</text:p>
          </table:table-cell>
        </table:table-row>
      </table:table>
      <text:p text:style-name="P3"/>
      <text:h text:style-name="Heading_20_2" text:outline-level="2">Nic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number-columns-spanned="2" office:value-type="string">
            <text:h text:style-name="Heading_20_2" text:outline-level="2">Enable/Disable creation of sub-tasks</text:h>
          </table:table-cell>
          <table:covered-table-cell/>
          <table:table-cell table:number-columns-spanned="3" office:value-type="string">
            <text:h text:style-name="P2" text:outline-level="2">Sub-Task Plug-in</text:h>
          </table:table-cell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table:number-columns-spanned="2" office:value-type="string">
            <text:list xml:id="list1869682886" text:style-name="L11">
              <text:list-item>
                <text:p text:style-name="P22">Using workflow state</text:p>
              </text:list-item>
              <text:list-item>
                <text:p text:style-name="P22">Allow only a subset to be displayed</text:p>
              </text:list-item>
            </text:list>
          </table:table-cell>
          <table:covered-table-cell/>
          <table:table-cell office:value-type="string">
            <text:p text:style-name="Table_20_Contents">See Sub-Tasks</text:p>
          </table:table-cell>
          <table:table-cell office:value-type="string">
            <text:p text:style-name="Table_20_Contents">Nice</text:p>
          </table:table-cell>
        </table:table-row>
        <table:table-row>
          <table:table-cell table:number-columns-spanned="5" office:value-type="string">
            <text:h text:style-name="Heading_20_2" text:outline-level="2">On Closing Sub-task redirect to Parent Issue</text:h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table:number-columns-spanned="2" office:value-type="string">
            <text:p text:style-name="Table_20_Contents"/>
          </table:table-cell>
          <table:covered-table-cell/>
          <table:table-cell office:value-type="string">
            <text:p text:style-name="Table_20_Contents"/>
          </table:table-cell>
          <table:table-cell office:value-type="string">
            <text:p text:style-name="Table_20_Contents">Nice</text:p>
          </table:table-cell>
        </table:table-row>
        <table:table-row>
          <table:table-cell table:number-columns-spanned="5" office:value-type="string">
            <text:h text:style-name="Heading_20_2" text:outline-level="2">Re-use existing JSPs/decorators</text:h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table:number-columns-spanned="2" office:value-type="string">
            <text:list xml:id="list2042785558" text:style-name="L17">
              <text:list-item>
                <text:p text:style-name="P28">Requirement not documented</text:p>
              </text:list-item>
            </text:list>
          </table:table-cell>
          <table:covered-table-cell/>
          <table:table-cell office:value-type="string">
            <text:p text:style-name="Table_20_Contents">wrap request?</text:p>
            <text:p text:style-name="Table_20_Contents">See ...</text:p>
          </table:table-cell>
          <table:table-cell office:value-type="string">
            <text:p text:style-name="Table_20_Contents">Nice</text:p>
          </table:table-cell>
        </table:table-row>
        <table:table-row>
          <table:table-cell table:number-columns-spanned="5" office:value-type="string">
            <text:h text:style-name="Heading_20_2" text:outline-level="2">Sub-Task Summary Field</text:h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table:number-columns-spanned="2" office:value-type="string">
            <text:p text:style-name="Table_20_Contents"/>
          </table:table-cell>
          <table:covered-table-cell/>
          <table:table-cell office:value-type="string">
            <text:p text:style-name="Table_20_Contents"/>
          </table:table-cell>
          <table:table-cell office:value-type="string">
            <text:p text:style-name="Table_20_Contents">Nice</text:p>
          </table:table-cell>
        </table:table-row>
      </table:table>
      <text:h text:style-name="Heading_20_1" text:outline-level="1"/>
      <text:h text:style-name="P31" text:outline-level="1">Not Now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h text:style-name="Heading_20_2" text:outline-level="2">Bulk Action Email Check-box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p text:style-name="Table_20_Contents">Checkbox on bulk page misleading</text:p>
            <text:p text:style-name="Table_20_Contents">Shows send email ticked even though no email is going to be sent</text:p>
          </table:table-cell>
          <table:covered-table-cell/>
          <table:table-cell table:style-name="Table5.A1" office:value-type="string">
            <text:list xml:id="list1483444890" text:style-name="L12">
              <text:list-item>
                <text:p text:style-name="P23">JIRA Bug</text:p>
              </text:list-item>
            </text:list>
          </table:table-cell>
          <table:table-cell table:style-name="Table5.A1" office:value-type="string">
            <text:p text:style-name="Table_20_Contents">Later</text:p>
          </table:table-cell>
        </table:table-row>
        <table:table-row>
          <table:table-cell table:style-name="Table5.A1" table:number-columns-spanned="2" office:value-type="string">
            <text:h text:style-name="Heading_20_2" text:outline-level="2">E3: Run command on transition</text:h>
          </table:table-cell>
          <table:covered-table-cell/>
          <table:table-cell table:style-name="Table5.A1" table:number-columns-spanned="3" office:value-type="string">
            <text:h text:style-name="P2" text:outline-level="2">Workflow: Program Runner</text:h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list xml:id="list1772613996" text:style-name="L13">
              <text:list-item>
                <text:p text:style-name="P24">Review Assembly - autotasker2</text:p>
              </text:list-item>
              <text:list-item>
                <text:p text:style-name="P24">Assembly - vapour (Sanger samples only)</text:p>
              </text:list-item>
            </text:list>
          </table:table-cell>
          <table:covered-table-cell/>
          <table:table-cell table:style-name="Table5.A1" office:value-type="string">
            <text:p text:style-name="Table_20_Contents">Workflow plugin or Jelly</text:p>
          </table:table-cell>
          <table:table-cell table:style-name="Table5.A1" office:value-type="string">
            <text:p text:style-name="Table_20_Contents">Not Doing</text:p>
            <text:p text:style-name="Table_20_Contents">Yet</text:p>
          </table:table-cell>
        </table:table-row>
        <table:table-row>
          <table:table-cell table:style-name="Table5.A1" table:number-columns-spanned="2" office:value-type="string">
            <text:h text:style-name="Heading_20_2" text:outline-level="2">E6: Update field from file</text:h>
          </table:table-cell>
          <table:covered-table-cell/>
          <table:table-cell table:style-name="Table5.A1" table:number-columns-spanned="3" office:value-type="string">
            <text:h text:style-name="P2" text:outline-level="2">Workflow: Field From File</text:h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list xml:id="list1032588665" text:style-name="L14">
              <text:list-item>
                <text:p text:style-name="P25">Add the output of a program into a field and or comment.</text:p>
              </text:list-item>
            </text:list>
          </table:table-cell>
          <table:covered-table-cell/>
          <table:table-cell table:style-name="Table5.A1" office:value-type="string">
            <text:p text:style-name="Table_20_Contents">Custom Workflow function?</text:p>
            <text:p text:style-name="Table_20_Contents">Custom field?</text:p>
          </table:table-cell>
          <table:table-cell table:style-name="Table5.A1" office:value-type="string">
            <text:p text:style-name="Table_20_Contents">Not Doing yet</text:p>
          </table:table-cell>
        </table:table-row>
        <table:table-row>
          <table:table-cell table:style-name="Table5.A1" table:number-columns-spanned="5" office:value-type="string">
            <text:h text:style-name="Heading_20_2" text:outline-level="2">E10: Force Comment Required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list xml:id="list1333605266" text:style-name="L15">
              <text:list-item>
                <text:p text:style-name="P26">On transition to deprecated</text:p>
              </text:list-item>
            </text:list>
          </table:table-cell>
          <table:covered-table-cell/>
          <table:table-cell table:style-name="Table5.A1" office:value-type="string">
            <text:p text:style-name="Table_20_Contents">Using an alternative required description field.</text:p>
          </table:table-cell>
          <table:table-cell table:style-name="Table5.A1" office:value-type="string">
            <text:p text:style-name="Table_20_Contents">alt</text:p>
          </table:table-cell>
        </table:table-row>
        <table:table-row>
          <table:table-cell table:style-name="Table5.A1" table:number-columns-spanned="5" office:value-type="string">
            <text:h text:style-name="Heading_20_2" text:outline-level="2">Email on Sub-Task comple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list xml:id="list1076533767" text:style-name="L16">
              <text:list-item>
                <text:p text:style-name="P27">Setup an event in the workflow</text:p>
              </text:list-item>
              <text:list-item>
                <text:p text:style-name="P27">Setup the user as a listener for that event</text:p>
              </text:list-item>
            </text:list>
          </table:table-cell>
          <table:covered-table-cell/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Not Wanted</text:p>
          </table:table-cell>
        </table:table-row>
        <table:table-row table:style-name="Table5.11">
          <table:table-cell table:style-name="Table5.A1" table:number-columns-spanned="5" office:value-type="string">
            <text:h text:style-name="Heading_20_2" text:outline-level="2">Hidden JS Field / Footer</text:h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list xml:id="list2039980321" text:style-name="L18">
              <text:list-item>
                <text:p text:style-name="P29">Sub component of other component</text:p>
              </text:list-item>
            </text:list>
          </table:table-cell>
          <table:covered-table-cell/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11">
          <table:table-cell table:style-name="Table5.A1" table:number-columns-spanned="5" office:value-type="string">
            <text:h text:style-name="Heading_20_2" text:outline-level="2">JLims Integra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table:number-columns-spanned="2" office:value-type="string">
            <text:p text:style-name="Table_20_Contents">Translate between JLims Barcodes and subtasks/samples</text:p>
          </table:table-cell>
          <table:covered-table-cell/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Not now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>Don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number-columns-spanned="4" office:value-type="string">
            <text:h text:style-name="Heading_20_2" text:outline-level="2">Show sample ids in bulk updates</text:h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Document</text:p>
          </table:table-cell>
          <table:table-cell office:value-type="string">
            <text:p text:style-name="Table_20_Contents">DONE</text:p>
          </table:table-cell>
        </table:table-row>
        <table:table-row>
          <table:table-cell table:number-columns-spanned="4" office:value-type="string">
            <text:h text:style-name="Heading_20_2" text:outline-level="2">Transition Sub-task from Parent Issues View</text:h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Document</text:p>
          </table:table-cell>
          <table:table-cell office:value-type="string">
            <text:p text:style-name="Table_20_Contents">DONE</text:p>
          </table:table-cell>
        </table:table-row>
        <table:table-row>
          <table:table-cell table:number-columns-spanned="4" office:value-type="string">
            <text:h text:style-name="Heading_20_2" text:outline-level="2">Bulk Close Sub-tasks</text:h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Document</text:p>
          </table:table-cell>
          <table:table-cell office:value-type="string">
            <text:p text:style-name="Table_20_Contents">DONE</text:p>
          </table:table-cell>
        </table:table-row>
      </table:table>
      <text:h text:style-name="Heading_20_1" text:outline-level="1"><text:soft-page-break/></text:h>
      <text:h text:style-name="P31" text:outline-level="1">Other (non-Sample Tracking)</text:h>
      <text:h text:style-name="Heading_20_2" text:outline-level="2">Milton (SVN) + Poi (MS Office)</text:h>
      <text:list xml:id="list2103327446" text:style-name="L19">
        <text:list-item>
          <text:p text:style-name="P4">Also look at jquery_datatable_editable (jeditable-interface - for cell editors)</text:p>
        </text:list-item>
        <text:list-item>
          <text:p text:style-name="P4">Setup example to demonstrate why it's cool</text:p>
        </text:list-item>
      </text:list>
      <text:h text:style-name="Heading_20_2" text:outline-level="2">Consed</text:h>
      <text:list xml:id="list1778367055" text:style-name="L20">
        <text:list-item>
          <text:p text:style-name="P5">chapt 9 = quick intro</text:p>
        </text:list-item>
      </text:list>
      <text:h text:style-name="Heading_20_2" text:outline-level="2">Development Practice Ideas</text:h>
      <text:list xml:id="list817968124" text:style-name="L21">
        <text:list-item>
          <text:p text:style-name="P6">Versioning/Releases</text:p>
        </text:list-item>
        <text:list-item>
          <text:p text:style-name="P6">Maven folder structure</text:p>
        </text:list-item>
        <text:list-item>
          <text:p text:style-name="P6">Auto package / deploy</text:p>
        </text:list-item>
        <text:list-item>
          <text:p text:style-name="P8">Single distributable for all environments (test, QA, prod)</text:p>
        </text:list-item>
        <text:list-item>
          <text:p text:style-name="P10">Local Maven / CPAN caches</text:p>
        </text:list-item>
        <text:list-item>
          <text:p text:style-name="P10">Best Practices for script management</text:p>
        </text:list-item>
        <text:list-item>
          <text:p text:style-name="P10">Tutoring</text:p>
        </text:list-item>
        <text:list-item>
          <text:p text:style-name="P10">Journals / talks</text:p>
        </text:list-item>
      </text:list>
      <text:h text:style-name="Heading_20_2" text:outline-level="2">Everything</text:h>
      <text:list xml:id="list1562604818" text:style-name="L22">
        <text:list-item>
          <text:p text:style-name="P7">www.jcvi.org/cms/research/software (VFX section) to find code</text:p>
        </text:list-item>
        <text:list-item>
          <text:p text:style-name="P7">Primer design:</text:p>
        </text:list-item>
        <text:list-item>
          <text:p text:style-name="P9">Primer 3 -&gt; Blast -&gt; JCVI Specific stuff</text:p>
        </text:list-item>
        <text:list-item>
          <text:p text:style-name="P9">Only Primer 3 adds primers, all other steps veto only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402in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0-17T12:59:37</meta:creation-date>
    <dc:date>2011-10-24T08:53:39</dc:date>
    <dc:creator>Peter Edworthy</dc:creator>
    <meta:editing-duration>PT00H38M58S</meta:editing-duration>
    <meta:editing-cycles>3</meta:editing-cycles>
    <meta:generator>OpenOffice.org/3.1$Unix OpenOffice.org_project/310m19$Build-9420</meta:generator>
    <meta:document-statistic meta:table-count="5" meta:image-count="0" meta:object-count="0" meta:page-count="5" meta:paragraph-count="149" meta:word-count="662" meta:character-count="3789"/>
  </office:meta>
</office:document-meta>
</file>